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339d" officeooo:paragraph-rsid="0012339d"/>
    </style:style>
    <style:style style:name="P2" style:family="paragraph" style:parent-style-name="Standard">
      <style:text-properties fo:font-size="8pt" fo:font-weight="normal" officeooo:rsid="0012339d" officeooo:paragraph-rsid="0012339d" style:font-size-asian="8pt" style:font-weight-asian="normal" style:font-size-complex="8pt" style:font-weight-complex="normal"/>
    </style:style>
    <style:style style:name="P3" style:family="paragraph" style:parent-style-name="Standard">
      <style:text-properties fo:font-size="8pt" officeooo:rsid="0012339d" officeooo:paragraph-rsid="0012339d" style:font-size-asian="8pt" style:font-size-complex="8pt"/>
    </style:style>
    <style:style style:name="P4" style:family="paragraph" style:parent-style-name="Standard">
      <style:paragraph-properties fo:break-before="page"/>
      <style:text-properties fo:font-size="8pt" style:text-underline-style="solid" style:text-underline-width="auto" style:text-underline-color="font-color" fo:font-weight="normal" officeooo:rsid="0012339d" officeooo:paragraph-rsid="0012339d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break-before="page"/>
      <style:text-properties fo:font-size="8pt" style:text-underline-style="solid" style:text-underline-width="auto" style:text-underline-color="font-color" officeooo:rsid="0012339d" officeooo:paragraph-rsid="0012339d" style:font-size-asian="8pt" style:font-size-complex="8pt"/>
    </style:style>
    <style:style style:name="P6" style:family="paragraph" style:parent-style-name="Standard">
      <style:paragraph-properties fo:break-before="page"/>
      <style:text-properties fo:font-size="8pt" officeooo:rsid="0012339d" officeooo:paragraph-rsid="0012339d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840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low are several instruction suggestions from previous experiments, on which we ran several algorithms to remove redundant suggestions. These algorithms returned the list of user inputs with <text:span text:style-name="T1">the redundant entries removed</text:span><text:span text:style-name="T3">. </text:span><text:span text:style-name="T1">Please rate how well the redundant entries were removed on a scale f</text:span><text:span text:style-name="T2">ro</text:span><text:span text:style-name="T1">m 1 to 5.</text:span></text:p>
      <text:p text:style-name="P1"/>
      <text:p text:style-name="P1"/>
      <text:p text:style-name="P1"/>
      <text:p text:style-name="P4">Original sentences:</text:p>
      <text:p text:style-name="P2">write the document (the actual content varies based on the nature of the paper) </text:p>
      <text:p text:style-name="P2">write the document and save </text:p>
      <text:p text:style-name="P2">write down teh appropriate content taht you want to input, including beginning and conclusion</text:p>
      <text:p text:style-name="P2"/>
      <text:p text:style-name="P2"/>
      <text:p text:style-name="P3">Algorithm 1, hac, bow, Rating: _______ </text:p>
      <text:p text:style-name="P3">write the document (the actual content varies based on the nature of the paper) </text:p>
      <text:p text:style-name="P3">write down teh appropriate content taht you want to input, including beginning and conclusion </text:p>
      <text:p text:style-name="P3"/>
      <text:p text:style-name="P3">Algorithm 2, hac, bow-ngram, Rating: _______ </text:p>
      <text:p text:style-name="P3">write the document (the actual content varies based on the nature of the paper) </text:p>
      <text:p text:style-name="P3">write down teh appropriate content taht you want to input, including beginning and conclusion </text:p>
      <text:p text:style-name="P3"/>
      <text:p text:style-name="P3">Algorithm 3, hac, ks, Rating: _______ </text:p>
      <text:p text:style-name="P3">write the document (the actual content varies based on the nature of the paper) </text:p>
      <text:p text:style-name="P3">write down teh appropriate content taht you want to input, including beginning and conclusion </text:p>
      <text:p text:style-name="P3"/>
      <text:p text:style-name="P3">Algorithm 4, hac, wn, Rating: _______ </text:p>
      <text:p text:style-name="P3">write down teh appropriate content taht you want to input, including beginning and conclusion </text:p>
      <text:p text:style-name="P3">write the document and save </text:p>
      <text:p text:style-name="P3"/>
      <text:p text:style-name="P3">Algorithm 5, hac, cn, Rating: _______ </text:p>
      <text:p text:style-name="P3">write down teh appropriate content taht you want to input, including beginning and conclusion </text:p>
      <text:p text:style-name="P3">write the document (the actual content varies based on the nature of the paper) </text:p>
      <text:p text:style-name="P3"/>
      <text:p text:style-name="P3">Algorithm 6, dbscan, bow, Rating: _______ </text:p>
      <text:p text:style-name="P3">write the document (the actual content varies based on the nature of the paper) </text:p>
      <text:p text:style-name="P3">write down teh appropriate content taht you want to input, including beginning and conclusion </text:p>
      <text:p text:style-name="P3">write the document and save </text:p>
      <text:p text:style-name="P3"/>
      <text:p text:style-name="P3">Algorithm 7, dbscan, bow-ngram, Rating: _______ </text:p>
      <text:p text:style-name="P3">write the document (the actual content varies based on the nature of the paper) </text:p>
      <text:p text:style-name="P3">write down teh appropriate content taht you want to input, including beginning and conclusion </text:p>
      <text:p text:style-name="P3">write the document and save </text:p>
      <text:p text:style-name="P3"/>
      <text:p text:style-name="P3">Algorithm 8, dbscan, ks, Rating: _______ </text:p>
      <text:p text:style-name="P3">write down teh appropriate content taht you want to input, including beginning and conclusion </text:p>
      <text:p text:style-name="P3">write the document and save </text:p>
      <text:p text:style-name="P3">write the document (the actual content varies based on the nature of the paper) </text:p>
      <text:p text:style-name="P3"/>
      <text:p text:style-name="P3">Algorithm 9, dbscan, wn, Rating: _______ </text:p>
      <text:p text:style-name="P3">write down teh appropriate content taht you want to input, including beginning and conclusion </text:p>
      <text:p text:style-name="P3"/>
      <text:p text:style-name="P3">Algorithm 10, dbscan, cn, Rating: _______ </text:p>
      <text:p text:style-name="P3">write down teh appropriate content taht you want to input, including beginning and conclusion </text:p>
      <text:p text:style-name="P3"/>
      <text:p text:style-name="P3">Algorithm 11, affprop, bow, Rating: _______ </text:p>
      <text:p text:style-name="P3">write the document (the actual content varies based on the nature of the paper) </text:p>
      <text:p text:style-name="P3">write down teh appropriate content taht you want to input, including beginning and conclusion </text:p>
      <text:p text:style-name="P3"/>
      <text:p text:style-name="P3">Algorithm 12, affprop, bow-ngram, Rating: _______ </text:p>
      <text:p text:style-name="P3">write the document (the actual content varies based on the nature of the paper) </text:p>
      <text:p text:style-name="P3">write down teh appropriate content taht you want to input, including beginning and conclusion </text:p>
      <text:p text:style-name="P3"/>
      <text:p text:style-name="P3">Algorithm 13, affprop, ks, Rating: _______ </text:p>
      <text:p text:style-name="P3">write down teh appropriate content taht you want to input, including beginning and conclusion </text:p>
      <text:p text:style-name="P3"/>
      <text:p text:style-name="P3">Algorithm 14, affprop, wn, Rating: _______ </text:p>
      <text:p text:style-name="P3">write the document (the actual content varies based on the nature of the paper) </text:p>
      <text:p text:style-name="P3">write down teh appropriate content taht you want to input, including beginning and conclusion </text:p>
      <text:p text:style-name="P3"/>
      <text:p text:style-name="P3">Algorithm 15, affprop, cn, Rating: _______ </text:p>
      <text:p text:style-name="P3">write the document (the actual content varies based on the nature of the paper) </text:p>
      <text:p text:style-name="P3">write down teh appropriate content taht you want to input, including beginning and conclusion </text:p>
      <text:p text:style-name="P3"/>
      <text:p text:style-name="P6">Original sentences:</text:p>
      <text:p text:style-name="P3">make sure to save your work by clicking the save button </text:p>
      <text:p text:style-name="P3">error check </text:p>
      <text:p text:style-name="P3">click on the file and save when you're done typing </text:p>
      <text:p text:style-name="P3">save the file by pressing ctrl+s (or command+s if you're on a mac) </text:p>
      <text:p text:style-name="P3">save your work</text:p>
      <text:p text:style-name="P3"/>
      <text:p text:style-name="P3">Algorithm 1, hac, bow, Rating: _______ </text:p>
      <text:p text:style-name="P3">make sure to save your work by clicking the save button </text:p>
      <text:p text:style-name="P3">click on the file and save when you're done typing </text:p>
      <text:p text:style-name="P3">save the file by pressing ctrl+s (or command+s if you're on a mac) </text:p>
      <text:p text:style-name="P3">error check </text:p>
      <text:p text:style-name="P3"/>
      <text:p text:style-name="P3">Algorithm 2, hac, bow-ngram, Rating: _______ </text:p>
      <text:p text:style-name="P3">make sure to save your work by clicking the save button </text:p>
      <text:p text:style-name="P3">click on the file and save when you're done typing </text:p>
      <text:p text:style-name="P3">save the file by pressing ctrl+s (or command+s if you're on a mac) </text:p>
      <text:p text:style-name="P3">error check </text:p>
      <text:p text:style-name="P3"/>
      <text:p text:style-name="P3">Algorithm 3, hac, ks, Rating: _______ </text:p>
      <text:p text:style-name="P3">make sure to save your work by clicking the save button </text:p>
      <text:p text:style-name="P3">click on the file and save when you're done typing </text:p>
      <text:p text:style-name="P3">error check </text:p>
      <text:p text:style-name="P3">save the file by pressing ctrl+s (or command+s if you're on a mac) </text:p>
      <text:p text:style-name="P3"/>
      <text:p text:style-name="P3">Algorithm 4, hac, wn, Rating: _______ </text:p>
      <text:p text:style-name="P3">click on the file and save when you're done typing </text:p>
      <text:p text:style-name="P3">save the file by pressing ctrl+s (or command+s if you're on a mac) </text:p>
      <text:p text:style-name="P3">make sure to save your work by clicking the save button </text:p>
      <text:p text:style-name="P3">error check </text:p>
      <text:p text:style-name="P3"/>
      <text:p text:style-name="P3">Algorithm 5, hac, cn, Rating: _______ </text:p>
      <text:p text:style-name="P3">click on the file and save when you're done typing </text:p>
      <text:p text:style-name="P3">save the file by pressing ctrl+s (or command+s if you're on a mac) </text:p>
      <text:p text:style-name="P3">make sure to save your work by clicking the save button </text:p>
      <text:p text:style-name="P3">save your work </text:p>
      <text:p text:style-name="P3"/>
      <text:p text:style-name="P3">Algorithm 6, dbscan, bow, Rating: _______ </text:p>
      <text:p text:style-name="P3">save the file by pressing ctrl+s (or command+s if you're on a mac) </text:p>
      <text:p text:style-name="P3">make sure to save your work by clicking the save button </text:p>
      <text:p text:style-name="P3">save your work </text:p>
      <text:p text:style-name="P3">click on the file and save when you're done typing </text:p>
      <text:p text:style-name="P3">error check </text:p>
      <text:p text:style-name="P3"/>
      <text:p text:style-name="P3">Algorithm 7, dbscan, bow-ngram, Rating: _______ </text:p>
      <text:p text:style-name="P3">make sure to save your work by clicking the save button </text:p>
      <text:p text:style-name="P3">error check </text:p>
      <text:p text:style-name="P3">click on the file and save when you're done typing </text:p>
      <text:p text:style-name="P3">save the file by pressing ctrl+s (or command+s if you're on a mac) </text:p>
      <text:p text:style-name="P3">save your work </text:p>
      <text:p text:style-name="P3"/>
      <text:p text:style-name="P3">Algorithm 8, dbscan, ks, Rating: _______ </text:p>
      <text:p text:style-name="P3">save your work </text:p>
      <text:p text:style-name="P3">make sure to save your work by clicking the save button </text:p>
      <text:p text:style-name="P3">error check </text:p>
      <text:p text:style-name="P3">save the file by pressing ctrl+s (or command+s if you're on a mac) </text:p>
      <text:p text:style-name="P3">click on the file and save when you're done typing </text:p>
      <text:p text:style-name="P3"/>
      <text:p text:style-name="P3">Algorithm 9, dbscan, wn, Rating: _______ </text:p>
      <text:p text:style-name="P3">save the file by pressing ctrl+s (or command+s if you're on a mac) </text:p>
      <text:p text:style-name="P3"/>
      <text:p text:style-name="P3">Algorithm 10, dbscan, cn, Rating: _______ </text:p>
      <text:p text:style-name="P3">save the file by pressing ctrl+s (or command+s if you're on a mac) </text:p>
      <text:p text:style-name="P3"/>
      <text:p text:style-name="P3">Algorithm 11, affprop, bow, Rating: _______ </text:p>
      <text:p text:style-name="P3">make sure to save your work by clicking the save button </text:p>
      <text:p text:style-name="P3">error check </text:p>
      <text:p text:style-name="P3">save the file by pressing ctrl+s (or command+s if you're on a mac) </text:p>
      <text:p text:style-name="P3"/>
      <text:p text:style-name="P3">Algorithm 12, affprop, bow-ngram, Rating: _______ </text:p>
      <text:p text:style-name="P3">make sure to save your work by clicking the save button </text:p>
      <text:p text:style-name="P3">error check </text:p>
      <text:p text:style-name="P3">save the file by pressing ctrl+s (or command+s if you're on a mac) </text:p>
      <text:p text:style-name="P3"><text:s/></text:p>
      <text:p text:style-name="P3">Algorithm 13, affprop, ks, Rating: _______ </text:p>
      <text:p text:style-name="P3">save the file by pressing ctrl+s (or command+s if you're on a mac) </text:p>
      <text:p text:style-name="P3">save your work </text:p>
      <text:p text:style-name="P3"/>
      <text:p text:style-name="P3">Algorithm 14, affprop, wn, Rating: _______ </text:p>
      <text:p text:style-name="P3">save the file by pressing ctrl+s (or command+s if you're on a mac) </text:p>
      <text:p text:style-name="P3">make sure to save your work by clicking the save button </text:p>
      <text:p text:style-name="P3"/>
      <text:p text:style-name="P3">Algorithm 15, affprop, cn, Rating: _______ </text:p>
      <text:p text:style-name="P3">save the file by pressing ctrl+s (or command+s if you're on a mac) </text:p>
      <text:p text:style-name="P3">error check </text:p>
      <text:p text:style-name="P3"/>
      <text:p text:style-name="P3"/>
      <text:p text:style-name="P3"/>
      <text:p text:style-name="P5">Original Sentences:</text:p>
      <text:p text:style-name="P3">create a hashing function to store data </text:p>
      <text:p text:style-name="P3">write a constructor </text:p>
      <text:p text:style-name="P3">create a hashtag function to store data </text:p>
      <text:p text:style-name="P3">add hashvalue method </text:p>
      <text:p text:style-name="P3">make a constructor </text:p>
      <text:p text:style-name="P3">create another array for keys</text:p>
      <text:p text:style-name="P3"/>
      <text:p text:style-name="P3">Algorithm 1, hac, bow, Rating: _______ </text:p>
      <text:p text:style-name="P3">create a hashing function to store data</text:p>
      <text:p text:style-name="P3">create another array for keys </text:p>
      <text:p text:style-name="P3">make a constructor </text:p>
      <text:p text:style-name="P3">add hashvalue method </text:p>
      <text:p text:style-name="P3">write a constructor </text:p>
      <text:p text:style-name="P3"/>
      <text:p text:style-name="P3">Algorithm 2, hac, bow-ngram, Rating: _______ </text:p>
      <text:p text:style-name="P3">create a hashing function to store data </text:p>
      <text:p text:style-name="P3"/>
      <text:p text:style-name="P3">Algorithm 3, hac, ks, Rating: _______ </text:p>
      <text:p text:style-name="P3">create a hashing function to store data </text:p>
      <text:p text:style-name="P3">write a constructor </text:p>
      <text:p text:style-name="P3"/>
      <text:p text:style-name="P3">create another array for keys </text:p>
      <text:p text:style-name="P3">add hashvalue method </text:p>
      <text:p text:style-name="P3"/>
      <text:p text:style-name="P3">Algorithm 4, hac, wn, Rating: _______ </text:p>
      <text:p text:style-name="P3">create a hashing function to store data </text:p>
      <text:p text:style-name="P3"/>
      <text:p text:style-name="P3">Algorithm 5, hac, cn, Rating: _______ </text:p>
      <text:p text:style-name="P3">create a hashing function to store data </text:p>
      <text:p text:style-name="P3"/>
      <text:p text:style-name="P3">Algorithm 6, dbscan, bow, Rating: _______ </text:p>
      <text:p text:style-name="P3">create another array for keys </text:p>
      <text:p text:style-name="P3">write a constructor </text:p>
      <text:p text:style-name="P3">create a hashtag function to store data </text:p>
      <text:p text:style-name="P3">add hashvalue method </text:p>
      <text:p text:style-name="P3">create a hashing function to store data </text:p>
      <text:p text:style-name="P3">make a constructor </text:p>
      <text:p text:style-name="P3"/>
      <text:p text:style-name="P3">Algorithm 7, dbscan, bow-ngram, Rating: _______ </text:p>
      <text:p text:style-name="P3">create a hashtag function to store data </text:p>
      <text:p text:style-name="P3">create a hashing function to store data </text:p>
      <text:p text:style-name="P3">write a constructor </text:p>
      <text:p text:style-name="P3">add hashvalue method </text:p>
      <text:p text:style-name="P3">create another array for keys </text:p>
      <text:p text:style-name="P3">make a constructor </text:p>
      <text:p text:style-name="P3"/>
      <text:p text:style-name="P3">Algorithm 8, dbscan, ks, Rating: _______ </text:p>
      <text:p text:style-name="P3">add hashvalue method </text:p>
      <text:p text:style-name="P3">create another array for keys </text:p>
      <text:p text:style-name="P3">write a constructor </text:p>
      <text:p text:style-name="P3">create a hashing function to store data </text:p>
      <text:p text:style-name="P3">create a hashtag function to store data </text:p>
      <text:p text:style-name="P3">make a constructor </text:p>
      <text:p text:style-name="P3"/>
      <text:p text:style-name="P3">Algorithm 9, dbscan, wn, Rating: _______ </text:p>
      <text:p text:style-name="P3">create a hashing function to store data </text:p>
      <text:p text:style-name="P3"/>
      <text:p text:style-name="P3">Algorithm 10, dbscan, cn, Rating: _______ </text:p>
      <text:p text:style-name="P3">create a hashing function to store data </text:p>
      <text:p text:style-name="P3"/>
      <text:p text:style-name="P3">Algorithm 11, affprop, bow, Rating: _______ </text:p>
      <text:p text:style-name="P3">create a hashing function to store data </text:p>
      <text:p text:style-name="P3"/>
      <text:p text:style-name="P3">Algorithm 12, affprop, bow-ngram, Rating: _______ </text:p>
      <text:p text:style-name="P3">create a hashing function to store data </text:p>
      <text:p text:style-name="P3"/>
      <text:p text:style-name="P3">Algorithm 13, affprop, ks, Rating: _______ </text:p>
      <text:p text:style-name="P3">create a hashing function to store data </text:p>
      <text:p text:style-name="P3"><text:s/></text:p>
      <text:p text:style-name="P3"/>
      <text:p text:style-name="P3">Algorithm 14, affprop, wn, Rating: _______ </text:p>
      <text:p text:style-name="P3">create a hashing function to store data </text:p>
      <text:p text:style-name="P3">write a constructor </text:p>
      <text:p text:style-name="P3"/>
      <text:p text:style-name="P3"/>
      <text:p text:style-name="P3">Algorithm 15, affprop, cn, Rating: _______ </text:p>
      <text:p text:style-name="P3">add hashvalue method </text:p>
      <text:p text:style-name="P3">create a hashing function to store data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16:23:58.443351521</meta:creation-date>
    <dc:date>2014-11-10T14:12:21.864622026</dc:date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4" meta:paragraph-count="183" meta:word-count="1437" meta:character-count="8653" meta:non-whitespace-character-count="7222"/>
  </office:meta>
</office:document-meta>
</file>